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0.9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4abe2" officeooo:paragraph-rsid="0004abe2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officeooo:rsid="0004abe2" officeooo:paragraph-rsid="0004abe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04abe2" officeooo:paragraph-rsid="0004abe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officeooo:rsid="0004abe2" officeooo:paragraph-rsid="0004f4a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officeooo:rsid="0004f4a1" officeooo:paragraph-rsid="0004f4a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04abe2" officeooo:paragraph-rsid="0004abe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officeooo:rsid="0004abe2" officeooo:paragraph-rsid="0004f4a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officeooo:rsid="0004f4a1" officeooo:paragraph-rsid="0004f4a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officeooo:rsid="0004abe2" officeooo:paragraph-rsid="00064590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officeooo:rsid="0004f4a1" officeooo:paragraph-rsid="0004f4a1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officeooo:rsid="00064590" officeooo:paragraph-rsid="00064590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officeooo:rsid="00070f94" officeooo:paragraph-rsid="00070f94" style:font-size-asian="14pt" style:font-size-complex="14pt"/>
    </style:style>
    <style:style style:name="T1" style:family="text">
      <style:text-properties officeooo:rsid="0004f4a1"/>
    </style:style>
    <style:style style:name="T2" style:family="text">
      <style:text-properties officeooo:rsid="00064590"/>
    </style:style>
    <style:style style:name="T3" style:family="text">
      <style:text-properties officeooo:rsid="00070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<text:s/>de séance</text:p>
      <text:p text:style-name="P2"/>
      <text:p text:style-name="P2"/>
      <text:p text:style-name="P2"/>
      <text:p text:style-name="P3">Date : <text:s/><text:span text:style-name="T1">09/01/2048</text:span><text:tab/><text:tab/><text:tab/><text:tab/><text:tab/>Groupe : <text:span text:style-name="T1">1</text:span></text:p>
      <text:p text:style-name="P3"/>
      <text:p text:style-name="P3"/>
      <text:p text:style-name="P4">Sujets <text:span text:style-name="T1">de la séance</text:span> : </text:p>
      <text:p text:style-name="P4"/>
      <text:p text:style-name="P4"><text:span text:style-name="T1"><text:tab/>- Présentation du projet et des groupes</text:span></text:p>
      <text:p text:style-name="P4"/>
      <text:p text:style-name="P4"><text:span text:style-name="T1"><text:tab/>- Analyse du sujet</text:span></text:p>
      <text:p text:style-name="P4"/>
      <text:p text:style-name="P5"><text:tab/>- Attribution des rôles</text:p>
      <text:p text:style-name="P5"/>
      <text:p text:style-name="P5"><text:tab/>- Mise en place des outils de communication (GitHub, Salon Discord)</text:p>
      <text:p text:style-name="P3"><text:tab/></text:p>
      <text:p text:style-name="P3"><text:span text:style-name="T1"><text:tab/>- Brainstorming</text:span></text:p>
      <text:p text:style-name="P3"/>
      <text:p text:style-name="P3"/>
      <text:p text:style-name="P3"><text:tab/> <text:s/>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0">NOM Pr<text:span text:style-name="T3">é</text:span>nom</text:p>
          </table:table-cell>
          <table:table-cell table:style-name="Tableau1.A1" office:value-type="string">
            <text:p text:style-name="P10">Statut</text:p>
          </table:table-cell>
          <table:table-cell table:style-name="Tableau1.C1" office:value-type="string">
            <text:p text:style-name="P10">Travail effecuté</text:p>
          </table:table-cell>
        </table:table-row>
        <table:table-row table:style-name="Tableau1.2">
          <table:table-cell table:style-name="Tableau1.A2" office:value-type="string">
            <text:p text:style-name="P10">MOISY Marvin</text:p>
          </table:table-cell>
          <table:table-cell table:style-name="Tableau1.A2" office:value-type="string">
            <text:p text:style-name="P10">Pr<text:span text:style-name="T3">é</text:span>sent</text:p>
          </table:table-cell>
          <table:table-cell table:style-name="Tableau1.C2" table:number-rows-spanned="7" office:value-type="string">
            <text:p text:style-name="P12"/>
            <text:p text:style-name="P12"/>
            <text:p text:style-name="P12"/>
            <text:p text:style-name="P12">Reflexion sur le sujet et sur les diverses fonctionnalités à implementer</text:p>
          </table:table-cell>
        </table:table-row>
        <table:table-row>
          <table:table-cell table:style-name="Tableau1.A2" office:value-type="string">
            <text:p text:style-name="P10">FERNANDES Simon</text:p>
          </table:table-cell>
          <table:table-cell table:style-name="Tableau1.A2" office:value-type="string">
            <text:p text:style-name="P10">Pr<text:span text:style-name="T3">é</text:span>sent</text:p>
          </table:table-cell>
          <table:covered-table-cell/>
        </table:table-row>
        <table:table-row>
          <table:table-cell table:style-name="Tableau1.A2" office:value-type="string">
            <text:p text:style-name="P10">PETIT Corentin</text:p>
          </table:table-cell>
          <table:table-cell table:style-name="Tableau1.A2" office:value-type="string">
            <text:p text:style-name="P10">Pr<text:span text:style-name="T3">é</text:span>sent</text:p>
          </table:table-cell>
          <table:covered-table-cell/>
        </table:table-row>
        <table:table-row>
          <table:table-cell table:style-name="Tableau1.A2" office:value-type="string">
            <text:p text:style-name="P10">TE<text:span text:style-name="T2">Y</text:span>SSIER Titouan</text:p>
          </table:table-cell>
          <table:table-cell table:style-name="Tableau1.A2" office:value-type="string">
            <text:p text:style-name="P10">Pr<text:span text:style-name="T3">é</text:span>sent</text:p>
          </table:table-cell>
          <table:covered-table-cell/>
        </table:table-row>
        <table:table-row>
          <table:table-cell table:style-name="Tableau1.A2" office:value-type="string">
            <text:p text:style-name="P9">YILDIZ Tarik</text:p>
          </table:table-cell>
          <table:table-cell table:style-name="Tableau1.A2" office:value-type="string">
            <text:p text:style-name="P10">Pr<text:span text:style-name="T3">é</text:span>sent</text:p>
          </table:table-cell>
          <table:covered-table-cell/>
        </table:table-row>
        <table:table-row>
          <table:table-cell table:style-name="Tableau1.A2" office:value-type="string">
            <text:p text:style-name="P11">TROTTIER Arthur</text:p>
          </table:table-cell>
          <table:table-cell table:style-name="Tableau1.A2" office:value-type="string">
            <text:p text:style-name="P10">Pr<text:span text:style-name="T3">é</text:span>sent</text:p>
          </table:table-cell>
          <table:covered-table-cell/>
        </table:table-row>
        <table:table-row>
          <table:table-cell table:style-name="Tableau1.A2" office:value-type="string">
            <text:p text:style-name="P11">LARMIGNAT Thomas</text:p>
          </table:table-cell>
          <table:table-cell table:style-name="Tableau1.A2" office:value-type="string">
            <text:p text:style-name="P10">Pr<text:span text:style-name="T3">é</text:span>sent</text:p>
          </table:table-cell>
          <table:covered-table-cell/>
        </table:table-row>
        <table:table-row>
          <table:table-cell table:style-name="Tableau1.A2" office:value-type="string">
            <text:p text:style-name="P11">RAINEAU Thomas</text:p>
          </table:table-cell>
          <table:table-cell table:style-name="Tableau1.A2" office:value-type="string">
            <text:p text:style-name="P10">Malade</text:p>
          </table:table-cell>
          <table:table-cell table:style-name="Tableau1.C2" office:value-type="string">
            <text:p text:style-name="P12"/>
          </table:table-cell>
        </table:table-row>
      </table:table>
      <text:p text:style-name="P6"/>
      <text:p text:style-name="P8"/>
      <text:p text:style-name="P6"><text:tab/></text:p>
      <text:p text:style-name="P8">Issues :</text:p>
      <text:p text:style-name="P8"><text:tab/></text:p>
      <text:p text:style-name="P7"><text:span text:style-name="T1"><text:tab/>- Choix de MOISY Marvin commme chef de projet. FERNANDES Simon <text:tab/>comme documentaliste. Résultats du brainstroming joi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7:38:46.936000000</meta:creation-date>
    <dc:date>2018-01-09T17:57:59.193000000</dc:date>
    <meta:editing-duration>PT19M21S</meta:editing-duration>
    <meta:editing-cycles>4</meta:editing-cycles>
    <meta:generator>LibreOffice/5.3.0.3$Windows_X86_64 LibreOffice_project/7074905676c47b82bbcfbea1aeefc84afe1c50e1</meta:generator>
    <meta:document-statistic meta:table-count="1" meta:image-count="0" meta:object-count="0" meta:page-count="1" meta:paragraph-count="34" meta:word-count="101" meta:character-count="652" meta:non-whitespace-character-count="561"/>
  </office:meta>
</office:document-meta>
</file>